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9fd" officeooo:paragraph-rsid="000859fd"/>
    </style:style>
    <style:style style:name="P2" style:family="paragraph" style:parent-style-name="Standard">
      <style:text-properties officeooo:rsid="000b22dd" officeooo:paragraph-rsid="000b22dd"/>
    </style:style>
    <style:style style:name="P3" style:family="paragraph" style:parent-style-name="Standard">
      <style:text-properties officeooo:rsid="000ca899" officeooo:paragraph-rsid="000ca899"/>
    </style:style>
    <style:style style:name="T1" style:family="text">
      <style:text-properties officeooo:rsid="000976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bliographie</text:p>
      <text:p text:style-name="P1"/>
      <text:p text:style-name="P1"/>
      <text:p text:style-name="P2">Fret</text:p>
      <text:p text:style-name="P1"><text:a xlink:type="simple" xlink:href="https://www.lemonde.fr/les-decodeurs/article/2018/11/14/un-cargo-pollue-t-il-autant-que-toutes-les-voitures-francaises_5383604_4355770.html" text:style-name="Internet_20_link" text:visited-style-name="Visited_20_Internet_20_Link">https://www.lemonde.fr/les-decodeurs/article/2018/11/14/un-cargo-pollue-t-il-autant-que-toutes-les-voitures-francaises_5383604_4355770.html</text:a></text:p>
      <text:p text:style-name="P1"/>
      <text:p text:style-name="P1"><text:a xlink:type="simple" xlink:href="https://www.ics-shipping.org/shipping-facts/environmental-performance/comparison-of-co2-emissions-by-different-modes-of-transport" text:style-name="Internet_20_link" text:visited-style-name="Visited_20_Internet_20_Link">https://www.ics-shipping.org/shipping-facts/environmental-performance/comparison-of-co2-emissions-by-different-modes-of-transport</text:a></text:p>
      <text:p text:style-name="P1"/>
      <text:p text:style-name="P1"><text:a xlink:type="simple" xlink:href="http://www.oecd.org/fr/environnement/envech/2386739.pdf" text:style-name="Internet_20_link" text:visited-style-name="Visited_20_Internet_20_Link">http://www.oecd.org/fr/environnement/envech/2386739.pdf</text:a> <text:span text:style-name="T1">p.35</text:span></text:p>
      <text:p text:style-name="P1"/>
      <text:p text:style-name="P1"/>
      <text:p text:style-name="P2">Uranium</text:p>
      <text:p text:style-name="P1"><text:a xlink:type="simple" xlink:href="https://www.populationdata.net/wp-content/uploads/2017/09/Monde-Uranium-2006.gif" text:style-name="Internet_20_link" text:visited-style-name="Visited_20_Internet_20_Link">https://www.populationdata.net/wp-content/uploads/2017/09/Monde-Uranium-2006.gif</text:a></text:p>
      <text:p text:style-name="P1"><text:a xlink:type="simple" xlink:href="https://www.connaissancedesenergies.org/fiche-pedagogique/reserves-d-uranium-naturel-dans-le-monde" text:style-name="Internet_20_link" text:visited-style-name="Visited_20_Internet_20_Link">https://www.connaissancedesenergies.org/fiche-pedagogique/reserves-d-uranium-naturel-dans-le-monde</text:a></text:p>
      <text:p text:style-name="P1"/>
      <text:p text:style-name="P1"/>
      <text:p text:style-name="P3">Déchets</text:p>
      <text:p text:style-name="P3"><text:a xlink:type="simple" xlink:href="https://www.ademe.fr/expertises/dechets/chiffres-cles-observation/dossier/caracterisation-dechets/campagne-nationale-caracterisation-dechets-menagers-assimiles" text:style-name="Internet_20_link" text:visited-style-name="Visited_20_Internet_20_Link">https://www.ademe.fr/expertises/dechets/chiffres-cles-observation/dossier/caracterisation-dechets/campagne-nationale-caracterisation-dechets-menagers-assimiles</text:a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1:06:26.203275157</meta:creation-date>
    <dc:date>2020-08-17T20:21:52.693075288</dc:date>
    <meta:editing-duration>PT2H47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10" meta:word-count="11" meta:character-count="696" meta:non-whitespace-character-count="695"/>
  </office:meta>
</office:document-meta>
</file>